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>
      <style:text-properties style:font-name="Arial" style:text-underline-style="solid" style:text-underline-width="auto" style:text-underline-color="font-color"/>
    </style:style>
    <style:style style:name="P5" style:family="paragraph" style:parent-style-name="Standard" style:list-style-name="L2">
      <style:text-properties style:font-name="Arial"/>
    </style:style>
    <style:style style:name="P6" style:family="paragraph" style:parent-style-name="Standard" style:list-style-name="L3">
      <style:text-properties style:font-name="Arial"/>
    </style:style>
    <style:style style:name="P7" style:family="paragraph" style:parent-style-name="Standard" style:list-style-name="L4">
      <style:text-properties style:font-name="Ari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EUR DEDIE WATT COMMUNICATION</text:p>
      <text:p text:style-name="P4"/>
      <text:p text:style-name="P4"/>
      <text:p text:style-name="P1"><text:span text:style-name="T1">Prérequis techniques</text:span> :</text:p>
      <text:p text:style-name="P1"/>
      <text:list xml:id="list36421282" text:style-name="L1">
        <text:list-item>
          <text:p text:style-name="P3">architecture lamp : Centos ?</text:p>
        </text:list-item>
        <text:list-item>
          <text:p text:style-name="P3">espace disque : minimum 500 Go, évolution ?</text:p>
        </text:list-item>
        <text:list-item>
          <text:p text:style-name="P3">RAM : nous conseiller ?</text:p>
        </text:list-item>
        <text:list-item>
          <text:p text:style-name="P3">bande passante : 100 Mbps ? Nous conseiller</text:p>
          <text:p text:style-name="P3"/>
        </text:list-item>
      </text:list>
      <text:p text:style-name="P1"/>
      <text:p text:style-name="P1"/>
      <text:p text:style-name="P1"><text:span text:style-name="T1">Maintenance technique du serveur dédié de Watt </text:span>:</text:p>
      <text:p text:style-name="P1"/>
      <text:list xml:id="list36480899" text:style-name="L3">
        <text:list-item>
          <text:p text:style-name="P6">monitoring : maintenance 7j/7j et 24h/24h</text:p>
        </text:list-item>
        <text:list-item>
          <text:p text:style-name="P6">mises à jour des patchs de sécurité</text:p>
        </text:list-item>
        <text:list-item>
          <text:p text:style-name="P6">un SAV permanent pour l'agence : interlocuteur technique, système de tickets ?</text:p>
        </text:list-item>
        <text:list-item>
          <text:p text:style-name="P6">Nous fournir un contrat de maintenance type</text:p>
        </text:list-item>
        <text:list-item>
          <text:p text:style-name="P6">existe t-il une interface de gestion de l'ensemble des sites ? Gestion DNS, domaines, emails, ftp, base de données, configuration Apache, etc.</text:p>
        </text:list-item>
        <text:list-item>
          <text:p text:style-name="P6">sauvegardes</text:p>
        </text:list-item>
        <text:list-item>
          <text:p text:style-name="P6">garanties : durée, défaillance, matériel défectueux</text:p>
          <text:p text:style-name="P6"/>
        </text:list-item>
      </text:list>
      <text:p text:style-name="P1"/>
      <text:p text:style-name="P1"><text:span text:style-name="T1">Utilisation</text:span> :</text:p>
      <text:p text:style-name="P1"/>
      <text:list xml:id="list36435027" text:style-name="L2">
        <text:list-item>
          <text:p text:style-name="P5">15 sites web à rapatrier sur le serveur dédié + tous les nouveaux sites web à venir (environ 20 à 25 sites web par an minimum à héberger) ;</text:p>
          <text:p text:style-name="P5"/>
        </text:list-item>
        <text:list-item>
          <text:p text:style-name="P5">envois d'emailings en masse ? Limite volume ?</text:p>
          <text:p text:style-name="P5"/>
        </text:list-item>
      </text:list>
      <text:p text:style-name="P1"/>
      <text:p text:style-name="P1"/>
      <text:p text:style-name="P1"/>
      <text:p text:style-name="P1"><text:span text:style-name="T1">Budget </text:span>:</text:p>
      <text:p text:style-name="P1"/>
      <text:list xml:id="list36648236" text:style-name="L4">
        <text:list-item>
          <text:p text:style-name="P7">budget minimum à prévoir à l'achat du serveur dédié</text:p>
        </text:list-item>
        <text:list-item>
          <text:p text:style-name="P7">budget mensuel de maintenance</text:p>
        </text:list-item>
      </text:list>
      <text:p text:style-name="P1"/>
      <text:list xml:id="list36662846" text:continue-list="list36435027" text:style-name="L2">
        <text:list-header>
          <text:p text:style-name="P5"/>
        </text:list-header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4T16:26:22.85</meta:creation-date>
    <dc:date>2012-06-14T16:53:08.30</dc:date>
    <meta:editing-duration>PT26M37S</meta:editing-duration>
    <meta:editing-cycles>18</meta:editing-cycles>
    <meta:generator>OpenOffice.org/3.3$Win32 OpenOffice.org_project/330m20$Build-9567</meta:generator>
    <meta:document-statistic meta:table-count="0" meta:image-count="0" meta:object-count="0" meta:page-count="1" meta:paragraph-count="20" meta:word-count="171" meta:character-count="940"/>
  </office:meta>
</office:document-meta>
</file>